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cm" draw:marker-start-width="0.215cm" draw:marker-end-width="0.215cm" draw:fill="solid" draw:fill-color="#ffffff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svg:stroke-width="0.02cm" svg:stroke-color="#000000" draw:marker-start-width="0.23cm" draw:marker-end-width="0.23cm" draw:fill="none" draw:textarea-vertical-align="middle" draw:auto-grow-height="false" fo:min-height="0.749cm" fo:min-width="0.499cm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objectwithoutfill">
      <style:graphic-properties svg:stroke-width="0.02cm" svg:stroke-color="#000000" draw:marker-start-width="0.23cm" draw:marker-end="Arrowheads_20_1" draw:marker-end-width="0.33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000000" draw:fill="none" draw:fill-color="#ffffff" fo:min-height="0.754cm"/>
    </style:style>
    <style:style style:name="gr6" style:family="graphic" style:parent-style-name="standard">
      <style:graphic-properties draw:stroke="none" svg:stroke-color="#000000" draw:fill="none" draw:fill-color="#ffffff" fo:min-height="0.753cm"/>
    </style:style>
    <style:style style:name="gr7" style:family="graphic" style:parent-style-name="standard">
      <style:graphic-properties draw:stroke="none" svg:stroke-color="#000000" draw:fill="none" draw:fill-color="#ffffff" fo:min-height="1.264cm"/>
    </style:style>
    <style:style style:name="gr8" style:family="graphic" style:parent-style-name="standard">
      <style:graphic-properties draw:stroke="none" svg:stroke-color="#000000" draw:fill="none" draw:fill-color="#ffffff" fo:min-height="0.339cm"/>
    </style:style>
    <style:style style:name="gr9" style:family="graphic" style:parent-style-name="standard">
      <style:graphic-properties draw:stroke="none" svg:stroke-color="#000000" draw:fill="none" draw:fill-color="#ffffff" fo:min-height="0.389cm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gr11" style:family="graphic" style:parent-style-name="standard">
      <style:graphic-properties draw:stroke="none" svg:stroke-color="#000000" draw:fill="none" draw:fill-color="#ffffff" fo:min-he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0.4cm" svg:height="0.8cm" svg:x="8.4cm" svg:y="4.2cm">
            <text:p text:style-name="P1"><text:span text:style-name="T1">m</text:span></text:p>
          </draw:rect>
          <draw:rect draw:style-name="gr1" draw:text-style-name="P2" draw:layer="layout" svg:width="0.4cm" svg:height="0.8cm" svg:x="6.1cm" svg:y="4.2cm">
            <text:p text:style-name="P1"><text:span text:style-name="T1">x</text:span></text:p>
          </draw:rect>
          <draw:rect draw:style-name="gr1" draw:text-style-name="P2" xml:id="id2" draw:id="id2" draw:layer="layout" svg:width="0.4cm" svg:height="0.8cm" svg:x="8cm" svg:y="4.2cm">
            <text:p text:style-name="P1"><text:span text:style-name="T1">x</text:span></text:p>
          </draw:rect>
          <draw:rect draw:style-name="gr1" draw:text-style-name="P2" draw:layer="layout" svg:width="0.4cm" svg:height="0.8cm" svg:x="7.6cm" svg:y="4.2cm">
            <text:p text:style-name="P1"><text:span text:style-name="T1">x</text:span></text:p>
          </draw:rect>
          <draw:rect draw:style-name="gr1" draw:text-style-name="P2" draw:layer="layout" svg:width="0.4cm" svg:height="0.8cm" svg:x="7.2cm" svg:y="4.2cm">
            <text:p text:style-name="P1"><text:span text:style-name="T1">x</text:span></text:p>
          </draw:rect>
          <draw:rect draw:style-name="gr1" draw:text-style-name="P2" draw:layer="layout" svg:width="0.4cm" svg:height="0.8cm" svg:x="10cm" svg:y="4.2cm">
            <text:p text:style-name="P1"><text:span text:style-name="T1">m</text:span></text:p>
          </draw:rect>
          <draw:rect draw:style-name="gr1" draw:text-style-name="P2" draw:layer="layout" svg:width="0.4cm" svg:height="0.8cm" svg:x="9.6cm" svg:y="4.2cm">
            <text:p text:style-name="P1"><text:span text:style-name="T1">m</text:span></text:p>
          </draw:rect>
          <draw:rect draw:style-name="gr1" draw:text-style-name="P2" draw:layer="layout" svg:width="0.4cm" svg:height="0.8cm" svg:x="9.2cm" svg:y="4.2cm">
            <text:p text:style-name="P1"><text:span text:style-name="T1">...</text:span></text:p>
          </draw:rect>
          <draw:rect draw:style-name="gr1" draw:text-style-name="P2" draw:layer="layout" svg:width="0.4cm" svg:height="0.8cm" svg:x="8.8cm" svg:y="4.2cm">
            <text:p text:style-name="P1"><text:span text:style-name="T1">m</text:span></text:p>
          </draw:rect>
          <draw:rect draw:style-name="gr1" draw:text-style-name="P2" draw:layer="layout" svg:width="0.7cm" svg:height="0.8cm" svg:x="6.5cm" svg:y="4.2cm">
            <text:p text:style-name="P1"><text:span text:style-name="T1">...</text:span></text:p>
          </draw:rect>
          <draw:custom-shape draw:style-name="gr2" draw:text-style-name="P1" draw:layer="layout" svg:width="0.3cm" svg:height="2.1cm" draw:transform="rotate (-1.57079632679579) translate (8.3cm 3.8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" draw:text-style-name="P1" draw:layer="layout" svg:width="0.3cm" svg:height="1.8cm" draw:transform="rotate (-1.57079632679579) translate (10.3cm 3.8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" draw:text-style-name="P3" draw:layer="layout" svg:width="2.6cm" svg:height="0.95cm" svg:x="6.6cm" svg:y="3.25cm">
            <draw:text-box>
              <text:p><text:span text:style-name="T2">Base</text:span></text:p>
            </draw:text-box>
          </draw:frame>
          <draw:frame draw:style-name="gr3" draw:text-style-name="P3" draw:layer="layout" svg:width="2.6cm" svg:height="0.95cm" svg:x="8.8cm" svg:y="3.3cm">
            <draw:text-box>
              <text:p><text:span text:style-name="T2">Mask</text:span></text:p>
            </draw:text-box>
          </draw:frame>
          <draw:frame draw:style-name="gr3" draw:text-style-name="P3" xml:id="id1" draw:id="id1" draw:layer="layout" svg:width="4.4cm" svg:height="1.039cm" svg:x="8.8cm" svg:y="5.2cm">
            <draw:text-box>
              <text:p><text:span text:style-name="T2">The sense of the mask bits depend on this bit. <text:s/></text:span></text:p>
            </draw:text-box>
          </draw:frame>
          <draw:connector draw:style-name="gr4" draw:text-style-name="P1" draw:layer="layout" draw:type="curve" svg:x1="8.8cm" svg:y1="5.719cm" svg:x2="8.2cm" svg:y2="5cm" draw:start-shape="id1" draw:start-glue-point="3" draw:end-shape="id2" draw:end-glue-point="2" svg:d="m8800 5719c-400 0-600-239-600-719">
            <text:p/>
          </draw:connector>
        </draw:g>
        <draw:g>
          <draw:rect draw:style-name="gr1" draw:text-style-name="P2" draw:layer="layout" svg:width="0.4cm" svg:height="0.8cm" svg:x="8.4cm" svg:y="7.331cm">
            <text:p text:style-name="P1"><text:span text:style-name="T1">1</text:span></text:p>
          </draw:rect>
          <draw:rect draw:style-name="gr1" draw:text-style-name="P2" draw:layer="layout" svg:width="0.4cm" svg:height="0.8cm" svg:x="6.1cm" svg:y="7.331cm">
            <text:p text:style-name="P1"><text:span text:style-name="T1">x</text:span></text:p>
          </draw:rect>
          <draw:rect draw:style-name="gr1" draw:text-style-name="P2" xml:id="id4" draw:id="id4" draw:layer="layout" svg:width="0.4cm" svg:height="0.8cm" svg:x="8cm" svg:y="7.331cm">
            <text:p text:style-name="P1"><text:span text:style-name="T1">0</text:span></text:p>
          </draw:rect>
          <draw:rect draw:style-name="gr1" draw:text-style-name="P2" draw:layer="layout" svg:width="0.4cm" svg:height="0.8cm" svg:x="7.6cm" svg:y="7.331cm">
            <text:p text:style-name="P1"><text:span text:style-name="T1">x</text:span></text:p>
          </draw:rect>
          <draw:rect draw:style-name="gr1" draw:text-style-name="P2" draw:layer="layout" svg:width="0.4cm" svg:height="0.8cm" svg:x="7.2cm" svg:y="7.331cm">
            <text:p text:style-name="P1"><text:span text:style-name="T1">x</text:span></text:p>
          </draw:rect>
          <draw:rect draw:style-name="gr1" draw:text-style-name="P2" draw:layer="layout" svg:width="0.4cm" svg:height="0.8cm" svg:x="10cm" svg:y="7.331cm">
            <text:p text:style-name="P1"><text:span text:style-name="T1">1</text:span></text:p>
          </draw:rect>
          <draw:rect draw:style-name="gr1" draw:text-style-name="P2" draw:layer="layout" svg:width="0.4cm" svg:height="0.8cm" svg:x="9.6cm" svg:y="7.331cm">
            <text:p text:style-name="P1"><text:span text:style-name="T1">1</text:span></text:p>
          </draw:rect>
          <draw:rect draw:style-name="gr1" draw:text-style-name="P2" draw:layer="layout" svg:width="0.4cm" svg:height="0.8cm" svg:x="9.2cm" svg:y="7.331cm">
            <text:p text:style-name="P1"><text:span text:style-name="T1">...</text:span></text:p>
          </draw:rect>
          <draw:rect draw:style-name="gr1" draw:text-style-name="P2" draw:layer="layout" svg:width="0.4cm" svg:height="0.8cm" svg:x="8.8cm" svg:y="7.331cm">
            <text:p text:style-name="P1"><text:span text:style-name="T1">1</text:span></text:p>
          </draw:rect>
          <draw:rect draw:style-name="gr1" draw:text-style-name="P2" draw:layer="layout" svg:width="0.7cm" svg:height="0.8cm" svg:x="6.5cm" svg:y="7.331cm">
            <text:p text:style-name="P1"><text:span text:style-name="T1">...</text:span></text:p>
          </draw:rect>
          <draw:custom-shape draw:style-name="gr2" draw:text-style-name="P1" draw:layer="layout" svg:width="0.3cm" svg:height="2.1cm" draw:transform="rotate (-1.57079632679579) translate (8.3cm 6.931cm)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" draw:text-style-name="P1" draw:layer="layout" svg:width="0.3cm" svg:height="1.8cm" draw:transform="rotate (-1.57079632679579) translate (10.3cm 6.931cm)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" draw:text-style-name="P3" draw:layer="layout" svg:width="2.6cm" svg:height="0.95cm" svg:x="6.6cm" svg:y="6.381cm">
            <draw:text-box>
              <text:p><text:span text:style-name="T2">Base</text:span></text:p>
            </draw:text-box>
          </draw:frame>
          <draw:frame draw:style-name="gr6" draw:text-style-name="P3" draw:layer="layout" svg:width="2.6cm" svg:height="0.95cm" svg:x="8.8cm" svg:y="6.431cm">
            <draw:text-box>
              <text:p><text:span text:style-name="T2">Mask</text:span></text:p>
            </draw:text-box>
          </draw:frame>
          <draw:frame draw:style-name="gr7" draw:text-style-name="P3" xml:id="id3" draw:id="id3" draw:layer="layout" svg:width="4.4cm" svg:height="1.514cm" svg:x="8.8cm" svg:y="8.331cm">
            <draw:text-box>
              <text:p><text:span text:style-name="T2">If the lowest base bit is a 0, then mask bits are 1s. <text:s/></text:span></text:p>
            </draw:text-box>
          </draw:frame>
          <draw:connector draw:style-name="gr4" draw:text-style-name="P1" draw:layer="layout" draw:type="curve" svg:x1="8.8cm" svg:y1="9.088cm" svg:x2="8.2cm" svg:y2="8.131cm" draw:start-shape="id3" draw:start-glue-point="3" draw:end-shape="id4" draw:end-glue-point="2" svg:d="m8800 9088c-400 0-600-319-600-957">
            <text:p/>
          </draw:connector>
        </draw:g>
        <draw:g>
          <draw:rect draw:style-name="gr1" draw:text-style-name="P2" draw:layer="layout" svg:width="0.4cm" svg:height="0.8cm" svg:x="8.4cm" svg:y="10.461cm">
            <text:p text:style-name="P1"><text:span text:style-name="T1">0</text:span></text:p>
          </draw:rect>
          <draw:rect draw:style-name="gr1" draw:text-style-name="P2" draw:layer="layout" svg:width="0.4cm" svg:height="0.8cm" svg:x="6.1cm" svg:y="10.461cm">
            <text:p text:style-name="P1"><text:span text:style-name="T1">x</text:span></text:p>
          </draw:rect>
          <draw:rect draw:style-name="gr1" draw:text-style-name="P2" xml:id="id6" draw:id="id6" draw:layer="layout" svg:width="0.4cm" svg:height="0.8cm" svg:x="8cm" svg:y="10.461cm">
            <text:p text:style-name="P1"><text:span text:style-name="T1">1</text:span></text:p>
          </draw:rect>
          <draw:rect draw:style-name="gr1" draw:text-style-name="P2" draw:layer="layout" svg:width="0.4cm" svg:height="0.8cm" svg:x="7.6cm" svg:y="10.461cm">
            <text:p text:style-name="P1"><text:span text:style-name="T1">x</text:span></text:p>
          </draw:rect>
          <draw:rect draw:style-name="gr1" draw:text-style-name="P2" draw:layer="layout" svg:width="0.4cm" svg:height="0.8cm" svg:x="7.2cm" svg:y="10.461cm">
            <text:p text:style-name="P1"><text:span text:style-name="T1">x</text:span></text:p>
          </draw:rect>
          <draw:rect draw:style-name="gr1" draw:text-style-name="P2" draw:layer="layout" svg:width="0.4cm" svg:height="0.8cm" svg:x="10cm" svg:y="10.461cm">
            <text:p text:style-name="P1"><text:span text:style-name="T1">0</text:span></text:p>
          </draw:rect>
          <draw:rect draw:style-name="gr1" draw:text-style-name="P2" draw:layer="layout" svg:width="0.4cm" svg:height="0.8cm" svg:x="9.6cm" svg:y="10.461cm">
            <text:p text:style-name="P1"><text:span text:style-name="T1">0</text:span></text:p>
          </draw:rect>
          <draw:rect draw:style-name="gr1" draw:text-style-name="P2" draw:layer="layout" svg:width="0.4cm" svg:height="0.8cm" svg:x="9.2cm" svg:y="10.461cm">
            <text:p text:style-name="P1"><text:span text:style-name="T1">...</text:span></text:p>
          </draw:rect>
          <draw:rect draw:style-name="gr1" draw:text-style-name="P2" draw:layer="layout" svg:width="0.4cm" svg:height="0.8cm" svg:x="8.8cm" svg:y="10.461cm">
            <text:p text:style-name="P1"><text:span text:style-name="T1">0</text:span></text:p>
          </draw:rect>
          <draw:rect draw:style-name="gr1" draw:text-style-name="P2" draw:layer="layout" svg:width="0.7cm" svg:height="0.8cm" svg:x="6.5cm" svg:y="10.461cm">
            <text:p text:style-name="P1"><text:span text:style-name="T1">...</text:span></text:p>
          </draw:rect>
          <draw:custom-shape draw:style-name="gr2" draw:text-style-name="P1" draw:layer="layout" svg:width="0.3cm" svg:height="2.1cm" draw:transform="rotate (-1.57079632679579) translate (8.256cm 10.10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" draw:text-style-name="P1" draw:layer="layout" svg:width="0.3cm" svg:height="1.8cm" draw:transform="rotate (-1.57079632679579) translate (10.3cm 10.061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8" draw:text-style-name="P3" draw:layer="layout" svg:width="1.5cm" svg:height="0.645cm" svg:x="6.6cm" svg:y="9.511cm">
            <draw:text-box>
              <text:p><text:span text:style-name="T2">Base</text:span></text:p>
            </draw:text-box>
          </draw:frame>
          <draw:frame draw:style-name="gr9" draw:text-style-name="P3" draw:layer="layout" svg:width="1.5cm" svg:height="0.645cm" svg:x="8.8cm" svg:y="9.561cm">
            <draw:text-box>
              <text:p><text:span text:style-name="T2">Mask</text:span></text:p>
            </draw:text-box>
          </draw:frame>
          <draw:frame draw:style-name="gr3" draw:text-style-name="P3" xml:id="id5" draw:id="id5" draw:layer="layout" svg:width="4.4cm" svg:height="1.433cm" svg:x="8.8cm" svg:y="11.461cm">
            <draw:text-box>
              <text:p><text:span text:style-name="T2">If the lowest base bit is a 1, then mask bits are 0s. <text:s/></text:span></text:p>
            </draw:text-box>
          </draw:frame>
          <draw:connector draw:style-name="gr4" draw:text-style-name="P1" draw:layer="layout" draw:type="curve" svg:x1="8.8cm" svg:y1="12.177cm" svg:x2="8.2cm" svg:y2="11.261cm" draw:start-shape="id5" draw:start-glue-point="3" draw:end-shape="id6" draw:end-glue-point="2" svg:d="m8800 12177c-400 0-600-305-600-916">
            <text:p/>
          </draw:connector>
        </draw:g>
        <draw:rect draw:style-name="gr1" draw:text-style-name="P2" draw:layer="layout" svg:width="0.4cm" svg:height="0.8cm" svg:x="6cm" svg:y="16.3cm">
          <text:p text:style-name="P1"><text:span text:style-name="T1">0</text:span></text:p>
        </draw:rect>
        <draw:rect draw:style-name="gr1" draw:text-style-name="P2" draw:layer="layout" svg:width="0.4cm" svg:height="0.8cm" svg:x="3.7cm" svg:y="16.3cm">
          <text:p text:style-name="P1"><text:span text:style-name="T1">x</text:span></text:p>
        </draw:rect>
        <draw:rect draw:style-name="gr1" draw:text-style-name="P2" draw:layer="layout" svg:width="0.4cm" svg:height="0.8cm" svg:x="5.6cm" svg:y="16.3cm">
          <text:p text:style-name="P1"><text:span text:style-name="T1">x</text:span></text:p>
        </draw:rect>
        <draw:rect draw:style-name="gr1" draw:text-style-name="P2" xml:id="id7" draw:id="id7" draw:layer="layout" svg:width="0.4cm" svg:height="0.8cm" svg:x="5.2cm" svg:y="16.3cm">
          <text:p text:style-name="P1"><text:span text:style-name="T1">x</text:span></text:p>
        </draw:rect>
        <draw:rect draw:style-name="gr1" draw:text-style-name="P2" draw:layer="layout" svg:width="0.4cm" svg:height="0.8cm" svg:x="4.8cm" svg:y="16.3cm">
          <text:p text:style-name="P1"><text:span text:style-name="T1">x</text:span></text:p>
        </draw:rect>
        <draw:rect draw:style-name="gr1" draw:text-style-name="P2" draw:layer="layout" svg:width="0.4cm" svg:height="0.8cm" svg:x="7.6cm" svg:y="16.3cm">
          <text:p text:style-name="P1"><text:span text:style-name="T1">0</text:span></text:p>
        </draw:rect>
        <draw:rect draw:style-name="gr1" draw:text-style-name="P2" draw:layer="layout" svg:width="0.4cm" svg:height="0.8cm" svg:x="7.2cm" svg:y="16.3cm">
          <text:p text:style-name="P1"><text:span text:style-name="T1">0</text:span></text:p>
        </draw:rect>
        <draw:rect draw:style-name="gr1" draw:text-style-name="P2" draw:layer="layout" svg:width="0.4cm" svg:height="0.8cm" svg:x="6.8cm" svg:y="16.3cm">
          <text:p text:style-name="P1"><text:span text:style-name="T1">...</text:span></text:p>
        </draw:rect>
        <draw:rect draw:style-name="gr1" draw:text-style-name="P2" draw:layer="layout" svg:width="0.4cm" svg:height="0.8cm" svg:x="6.4cm" svg:y="16.3cm">
          <text:p text:style-name="P1"><text:span text:style-name="T1">0</text:span></text:p>
        </draw:rect>
        <draw:rect draw:style-name="gr1" draw:text-style-name="P2" draw:layer="layout" svg:width="0.7cm" svg:height="0.8cm" svg:x="4.1cm" svg:y="16.3cm">
          <text:p text:style-name="P1"><text:span text:style-name="T1">...</text:span></text:p>
        </draw:rect>
        <draw:custom-shape draw:style-name="gr2" draw:text-style-name="P1" draw:layer="layout" svg:width="0.3cm" svg:height="2.1cm" draw:transform="rotate (1.5707963267946) translate (6.2cm 18.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0.3cm" svg:height="1.8cm" draw:transform="rotate (1.5707963267946) translate (8.5cm 18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" draw:layer="layout" svg:width="1.4cm" svg:height="0.645cm" svg:x="6.5cm" svg:y="18.8cm">
          <draw:text-box>
            <text:p><text:span text:style-name="T2">Base</text:span></text:p>
          </draw:text-box>
        </draw:frame>
        <draw:frame draw:style-name="gr11" draw:text-style-name="P3" draw:layer="layout" svg:width="1.4cm" svg:height="0.645cm" svg:x="8.7cm" svg:y="18.8cm">
          <draw:text-box>
            <text:p><text:span text:style-name="T2">Mask</text:span></text:p>
          </draw:text-box>
        </draw:frame>
        <draw:rect draw:style-name="gr1" draw:text-style-name="P2" draw:layer="layout" svg:width="0.4cm" svg:height="0.8cm" svg:x="8.4cm" svg:y="17.7cm">
          <text:p text:style-name="P1"><text:span text:style-name="T1">x</text:span></text:p>
        </draw:rect>
        <draw:rect draw:style-name="gr1" draw:text-style-name="P2" draw:layer="layout" svg:width="0.4cm" svg:height="0.8cm" svg:x="6.1cm" svg:y="17.7cm">
          <text:p text:style-name="P1"><text:span text:style-name="T1">x</text:span></text:p>
        </draw:rect>
        <draw:rect draw:style-name="gr1" draw:text-style-name="P2" draw:layer="layout" svg:width="0.4cm" svg:height="0.8cm" svg:x="8cm" svg:y="17.7cm">
          <text:p text:style-name="P1"><text:span text:style-name="T1">x</text:span></text:p>
        </draw:rect>
        <draw:rect draw:style-name="gr1" draw:text-style-name="P2" draw:layer="layout" svg:width="0.4cm" svg:height="0.8cm" svg:x="7.6cm" svg:y="17.7cm">
          <text:p text:style-name="P1"><text:span text:style-name="T1">x</text:span></text:p>
        </draw:rect>
        <draw:rect draw:style-name="gr1" draw:text-style-name="P2" draw:layer="layout" svg:width="0.4cm" svg:height="0.8cm" svg:x="7.2cm" svg:y="17.7cm">
          <text:p text:style-name="P1"><text:span text:style-name="T1">x</text:span></text:p>
        </draw:rect>
        <draw:rect draw:style-name="gr1" draw:text-style-name="P2" draw:layer="layout" svg:width="0.4cm" svg:height="0.8cm" svg:x="10cm" svg:y="17.7cm">
          <text:p text:style-name="P1"><text:span text:style-name="T1">x</text:span></text:p>
        </draw:rect>
        <draw:rect draw:style-name="gr1" draw:text-style-name="P2" draw:layer="layout" svg:width="0.4cm" svg:height="0.8cm" svg:x="9.6cm" svg:y="17.7cm">
          <text:p text:style-name="P1"><text:span text:style-name="T1">x</text:span></text:p>
        </draw:rect>
        <draw:rect draw:style-name="gr1" draw:text-style-name="P2" draw:layer="layout" svg:width="0.4cm" svg:height="0.8cm" svg:x="9.2cm" svg:y="17.7cm">
          <text:p text:style-name="P1"><text:span text:style-name="T1">...</text:span></text:p>
        </draw:rect>
        <draw:rect draw:style-name="gr1" draw:text-style-name="P2" draw:layer="layout" svg:width="0.4cm" svg:height="0.8cm" svg:x="8.8cm" svg:y="17.7cm">
          <text:p text:style-name="P1"><text:span text:style-name="T1">x</text:span></text:p>
        </draw:rect>
        <draw:rect draw:style-name="gr1" draw:text-style-name="P2" draw:layer="layout" svg:width="0.7cm" svg:height="0.8cm" svg:x="6.5cm" svg:y="17.7cm">
          <text:p text:style-name="P1"><text:span text:style-name="T1">...</text:span></text:p>
        </draw:rect>
        <draw:rect draw:style-name="gr1" draw:text-style-name="P2" draw:layer="layout" svg:width="0.4cm" svg:height="0.8cm" svg:x="10.8cm" svg:y="16.3cm">
          <text:p text:style-name="P1"><text:span text:style-name="T1">0</text:span></text:p>
        </draw:rect>
        <draw:rect draw:style-name="gr1" draw:text-style-name="P2" draw:layer="layout" svg:width="0.4cm" svg:height="0.8cm" svg:x="8.5cm" svg:y="16.3cm">
          <text:p/>
        </draw:rect>
        <draw:rect draw:style-name="gr1" draw:text-style-name="P2" draw:layer="layout" svg:width="0.4cm" svg:height="0.8cm" svg:x="10.4cm" svg:y="16.3cm">
          <text:p/>
        </draw:rect>
        <draw:rect draw:style-name="gr1" draw:text-style-name="P2" draw:layer="layout" svg:width="0.4cm" svg:height="0.8cm" svg:x="10cm" svg:y="16.3cm">
          <text:p/>
        </draw:rect>
        <draw:rect draw:style-name="gr1" draw:text-style-name="P2" draw:layer="layout" svg:width="0.4cm" svg:height="0.8cm" svg:x="9.6cm" svg:y="16.3cm">
          <text:p/>
        </draw:rect>
        <draw:rect draw:style-name="gr1" draw:text-style-name="P2" draw:layer="layout" svg:width="0.4cm" svg:height="0.8cm" svg:x="12.4cm" svg:y="16.3cm">
          <text:p text:style-name="P1"><text:span text:style-name="T1">0</text:span></text:p>
        </draw:rect>
        <draw:rect draw:style-name="gr1" draw:text-style-name="P2" draw:layer="layout" svg:width="0.4cm" svg:height="0.8cm" svg:x="12cm" svg:y="16.3cm">
          <text:p text:style-name="P1"><text:span text:style-name="T1">0</text:span></text:p>
        </draw:rect>
        <draw:rect draw:style-name="gr1" draw:text-style-name="P2" xml:id="id9" draw:id="id9" draw:layer="layout" svg:width="0.4cm" svg:height="0.8cm" svg:x="11.6cm" svg:y="16.3cm">
          <text:p text:style-name="P1"><text:span text:style-name="T1">...</text:span></text:p>
        </draw:rect>
        <draw:rect draw:style-name="gr1" draw:text-style-name="P2" draw:layer="layout" svg:width="0.4cm" svg:height="0.8cm" svg:x="11.2cm" svg:y="16.3cm">
          <text:p text:style-name="P1"><text:span text:style-name="T1">0</text:span></text:p>
        </draw:rect>
        <draw:rect draw:style-name="gr1" draw:text-style-name="P2" draw:layer="layout" svg:width="0.7cm" svg:height="0.8cm" svg:x="8.9cm" svg:y="16.3cm">
          <text:p text:style-name="P1"><text:span text:style-name="T1">...</text:span></text:p>
        </draw:rect>
        <draw:rect draw:style-name="gr1" draw:text-style-name="P2" draw:layer="layout" svg:width="0.4cm" svg:height="0.8cm" svg:x="8.395cm" svg:y="17.695cm">
          <text:p text:style-name="P1"><text:span text:style-name="T1">x</text:span></text:p>
        </draw:rect>
        <draw:rect draw:style-name="gr1" draw:text-style-name="P2" draw:layer="layout" svg:width="0.4cm" svg:height="0.8cm" svg:x="6.095cm" svg:y="17.695cm">
          <text:p text:style-name="P1"><text:span text:style-name="T1">x</text:span></text:p>
        </draw:rect>
        <draw:rect draw:style-name="gr1" draw:text-style-name="P2" draw:layer="layout" svg:width="0.4cm" svg:height="0.8cm" svg:x="7.995cm" svg:y="17.695cm">
          <text:p text:style-name="P1"><text:span text:style-name="T1">x</text:span></text:p>
        </draw:rect>
        <draw:rect draw:style-name="gr1" draw:text-style-name="P2" draw:layer="layout" svg:width="0.4cm" svg:height="0.8cm" svg:x="7.595cm" svg:y="17.695cm">
          <text:p text:style-name="P1"><text:span text:style-name="T1">x</text:span></text:p>
        </draw:rect>
        <draw:rect draw:style-name="gr1" draw:text-style-name="P2" draw:layer="layout" svg:width="0.4cm" svg:height="0.8cm" svg:x="7.195cm" svg:y="17.695cm">
          <text:p text:style-name="P1"><text:span text:style-name="T1">x</text:span></text:p>
        </draw:rect>
        <draw:rect draw:style-name="gr1" draw:text-style-name="P2" draw:layer="layout" svg:width="0.4cm" svg:height="0.8cm" svg:x="9.995cm" svg:y="17.695cm">
          <text:p text:style-name="P1"><text:span text:style-name="T1">x</text:span></text:p>
        </draw:rect>
        <draw:rect draw:style-name="gr1" draw:text-style-name="P2" draw:layer="layout" svg:width="0.4cm" svg:height="0.8cm" svg:x="9.595cm" svg:y="17.695cm">
          <text:p text:style-name="P1"><text:span text:style-name="T1">x</text:span></text:p>
        </draw:rect>
        <draw:rect draw:style-name="gr1" draw:text-style-name="P2" draw:layer="layout" svg:width="0.4cm" svg:height="0.8cm" svg:x="9.195cm" svg:y="17.695cm">
          <text:p text:style-name="P1"><text:span text:style-name="T1">...</text:span></text:p>
        </draw:rect>
        <draw:rect draw:style-name="gr1" draw:text-style-name="P2" draw:layer="layout" svg:width="0.4cm" svg:height="0.8cm" svg:x="8.795cm" svg:y="17.695cm">
          <text:p text:style-name="P1"><text:span text:style-name="T1">x</text:span></text:p>
        </draw:rect>
        <draw:rect draw:style-name="gr1" draw:text-style-name="P2" draw:layer="layout" svg:width="0.7cm" svg:height="0.8cm" svg:x="6.495cm" svg:y="17.695cm">
          <text:p text:style-name="P1"><text:span text:style-name="T1">...</text:span></text:p>
        </draw:rect>
        <draw:rect draw:style-name="gr1" draw:text-style-name="P2" draw:layer="layout" svg:width="0.4cm" svg:height="0.8cm" svg:x="8.395cm" svg:y="17.695cm">
          <text:p text:style-name="P1"><text:span text:style-name="T1">m</text:span></text:p>
        </draw:rect>
        <draw:rect draw:style-name="gr1" draw:text-style-name="P2" draw:layer="layout" svg:width="0.4cm" svg:height="0.8cm" svg:x="6.095cm" svg:y="17.695cm">
          <text:p text:style-name="P1"><text:span text:style-name="T1">x</text:span></text:p>
        </draw:rect>
        <draw:rect draw:style-name="gr1" draw:text-style-name="P2" draw:layer="layout" svg:width="0.4cm" svg:height="0.8cm" svg:x="7.995cm" svg:y="17.695cm">
          <text:p text:style-name="P1"><text:span text:style-name="T1">x</text:span></text:p>
        </draw:rect>
        <draw:rect draw:style-name="gr1" draw:text-style-name="P2" draw:layer="layout" svg:width="0.4cm" svg:height="0.8cm" svg:x="7.595cm" svg:y="17.695cm">
          <text:p text:style-name="P1"><text:span text:style-name="T1">x</text:span></text:p>
        </draw:rect>
        <draw:rect draw:style-name="gr1" draw:text-style-name="P2" xml:id="id8" draw:id="id8" draw:layer="layout" svg:width="0.4cm" svg:height="0.8cm" svg:x="7.195cm" svg:y="17.695cm">
          <text:p text:style-name="P1"><text:span text:style-name="T1">x</text:span></text:p>
        </draw:rect>
        <draw:rect draw:style-name="gr1" draw:text-style-name="P2" draw:layer="layout" svg:width="0.4cm" svg:height="0.8cm" svg:x="9.995cm" svg:y="17.695cm">
          <text:p text:style-name="P1"><text:span text:style-name="T1">m</text:span></text:p>
        </draw:rect>
        <draw:rect draw:style-name="gr1" draw:text-style-name="P2" draw:layer="layout" svg:width="0.4cm" svg:height="0.8cm" svg:x="9.595cm" svg:y="17.695cm">
          <text:p text:style-name="P1"><text:span text:style-name="T1">m</text:span></text:p>
        </draw:rect>
        <draw:rect draw:style-name="gr1" draw:text-style-name="P2" xml:id="id10" draw:id="id10" draw:layer="layout" svg:width="0.4cm" svg:height="0.8cm" svg:x="9.195cm" svg:y="17.695cm">
          <text:p text:style-name="P1"><text:span text:style-name="T1">...</text:span></text:p>
        </draw:rect>
        <draw:rect draw:style-name="gr1" draw:text-style-name="P2" draw:layer="layout" svg:width="0.4cm" svg:height="0.8cm" svg:x="8.795cm" svg:y="17.695cm">
          <text:p text:style-name="P1"><text:span text:style-name="T1">m</text:span></text:p>
        </draw:rect>
        <draw:rect draw:style-name="gr1" draw:text-style-name="P2" draw:layer="layout" svg:width="0.7cm" svg:height="0.8cm" svg:x="6.495cm" svg:y="17.695cm">
          <text:p text:style-name="P1"><text:span text:style-name="T1">...</text:span></text:p>
        </draw:rect>
        <draw:frame draw:style-name="gr10" draw:text-style-name="P3" draw:layer="layout" svg:width="1.4cm" svg:height="0.645cm" svg:x="3.5cm" svg:y="15.8cm">
          <draw:text-box>
            <text:p><text:span text:style-name="T2">Base</text:span></text:p>
          </draw:text-box>
        </draw:frame>
        <draw:frame draw:style-name="gr11" draw:text-style-name="P3" draw:layer="layout" svg:width="1.4cm" svg:height="0.645cm" svg:x="8.3cm" svg:y="15.8cm">
          <draw:text-box>
            <text:p><text:span text:style-name="T2">Mask</text:span></text:p>
          </draw:text-box>
        </draw:frame>
        <draw:connector draw:style-name="gr4" draw:text-style-name="P1" draw:layer="layout" draw:type="line" svg:x1="5.4cm" svg:y1="17.1cm" svg:x2="7.395cm" svg:y2="17.695cm" draw:start-shape="id7" draw:end-shape="id8" draw:end-glue-point="0" svg:d="m5400 17100 1995 595">
          <text:p/>
        </draw:connector>
        <draw:connector draw:style-name="gr4" draw:text-style-name="P1" draw:layer="layout" draw:type="line" svg:x1="11.8cm" svg:y1="17.1cm" svg:x2="9.395cm" svg:y2="17.695cm" draw:start-shape="id9" draw:start-glue-point="2" draw:end-shape="id10" draw:end-glue-point="0" svg:d="m11800 17100-2405 595">
          <text:p/>
        </draw:connector>
        <draw:frame draw:style-name="gr10" draw:text-style-name="P3" draw:layer="layout" svg:width="2.7cm" svg:height="0.645cm" svg:x="7cm" svg:y="19.2cm">
          <draw:text-box>
            <text:p><text:span text:style-name="T2">Range Mas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Harris</meta:initial-creator>
    <meta:creation-date>2013-01-26T08:34:39</meta:creation-date>
    <dc:date>2013-01-26T09:30:37</dc:date>
    <dc:creator>Bob Jacobsen</dc:creator>
    <meta:editing-duration>PT8M35S</meta:editing-duration>
    <meta:editing-cycles>2</meta:editing-cycles>
    <meta:generator>OpenOffice.org/3.4.1$Unix OpenOffice.org_project/341m1$Build-9593</meta:generator>
    <meta:document-statistic meta:object-count="110"/>
  </office:meta>
</office:document-meta>
</file>